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F0000005EFB47C902005CBA98.png" manifest:media-type="image/png"/>
  <manifest:file-entry manifest:full-path="Pictures/10000000000002DE0000006B9F69366F89CBA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19.419cm" svg:height="2.83cm" svg:x="5.594cm" svg:y="5.9cm">
          <draw:image xlink:href="Pictures/10000000000002DE0000006B9F69366F89CBAA98.png" xlink:type="simple" xlink:show="embed" xlink:actuate="onLoad">
            <text:p/>
          </draw:image>
        </draw:frame>
        <draw:frame draw:style-name="gr1" draw:text-style-name="P2" draw:layer="layout" svg:width="19.446cm" svg:height="2.486cm" svg:x="5.594cm" svg:y="8.714cm">
          <draw:image xlink:href="Pictures/10000000000002DF0000005EFB47C902005CBA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09:50:36.805269080</meta:creation-date>
    <dc:date>2016-05-03T09:51:57.141528766</dc:date>
    <meta:editing-duration>PT1M21S</meta:editing-duration>
    <meta:editing-cycles>1</meta:editing-cycles>
    <meta:document-statistic meta:object-count="27"/>
    <meta:generator>LibreOffice/5.0.2.2$Linux_X86_64 LibreOffice_project/00m0$Build-2</meta:generator>
  </office:meta>
</office:document-meta>
</file>